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  <style:text-properties officeooo:paragraph-rsid="00236167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c7e30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116ba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36167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781cc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c6a01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2df484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32d41b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3d4daa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440edc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445888"/>
    </style:style>
    <style:style style:name="P13" style:family="paragraph" style:parent-style-name="Preformatted_20_Text">
      <style:text-properties officeooo:paragraph-rsid="000e0214"/>
    </style:style>
    <style:style style:name="T1" style:family="text">
      <style:text-properties officeooo:rsid="001c7e30"/>
    </style:style>
    <style:style style:name="T2" style:family="text">
      <style:text-properties officeooo:rsid="002116ba"/>
    </style:style>
    <style:style style:name="T3" style:family="text">
      <style:text-properties officeooo:rsid="00236167"/>
    </style:style>
    <style:style style:name="T4" style:family="text">
      <style:text-properties officeooo:rsid="002781cc"/>
    </style:style>
    <style:style style:name="T5" style:family="text">
      <style:text-properties officeooo:rsid="002c6a01"/>
    </style:style>
    <style:style style:name="T6" style:family="text">
      <style:text-properties officeooo:rsid="002c6a01" fo:background-color="#ff3333" loext:char-shading-value="0"/>
    </style:style>
    <style:style style:name="T7" style:family="text">
      <style:text-properties officeooo:rsid="002df484" fo:background-color="#ff3333" loext:char-shading-value="0"/>
    </style:style>
    <style:style style:name="T8" style:family="text">
      <style:text-properties officeooo:rsid="00320408" fo:background-color="#ff3333" loext:char-shading-value="0"/>
    </style:style>
    <style:style style:name="T9" style:family="text">
      <style:text-properties officeooo:rsid="0039ee7e" fo:background-color="#ff3333" loext:char-shading-value="0"/>
    </style:style>
    <style:style style:name="T10" style:family="text">
      <style:text-properties officeooo:rsid="0042cfbd" fo:background-color="#ff3333" loext:char-shading-value="0"/>
    </style:style>
    <style:style style:name="T11" style:family="text">
      <style:text-properties officeooo:rsid="00440edc" fo:background-color="#ff3333" loext:char-shading-value="0"/>
    </style:style>
    <style:style style:name="T12" style:family="text">
      <style:text-properties officeooo:rsid="00445888" fo:background-color="#ff3333" loext:char-shading-value="0"/>
    </style:style>
    <style:style style:name="T13" style:family="text">
      <style:text-properties officeooo:rsid="003a61a3"/>
    </style:style>
    <style:style style:name="T14" style:family="text">
      <style:text-properties officeooo:rsid="003d4daa"/>
    </style:style>
    <style:style style:name="T15" style:family="text">
      <style:text-properties officeooo:rsid="004458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pan text:style-name="T6">Step1:</text:span></text:span><text:span text:style-name="Source_20_Text"><text:span text:style-name="T5"> Install ros packages required for turtlebot</text:span></text:span></text:p>
      <text:p text:style-name="P2"><text:span text:style-name="Source_20_Text">sudo apt-get install ros-kinetic-joy ros-kinetic-teleop-twist-joy ros-kinetic-teleop-twist-keyboard ros-kinetic-laser-proc ros-kinetic-rgbd-launch ros-kinetic-depthimage-to-laserscan ros-kinetic-rosserial-arduino ros-kinetic-rosserial-python ros-kinetic-rosserial-server ros-kinetic-rosserial-client ros-kinetic-rosserial-msgs ros-kinetic-amcl ros-kinetic-map-server ros-kinetic-move-base ros-kinetic-urdf ros-kinetic-xacro ros-kinetic-compressed-image-transport ros-kinetic-rqt-image-view ros-kinetic-gmapping ros-kinetic-navigation ros-kinetic-interactive-markers</text:span></text:p>
      <text:p text:style-name="P13"><text:span text:style-name="Source_20_Text"/></text:p>
      <text:p text:style-name="P8"><text:span text:style-name="Source_20_Text"><text:span text:style-name="T6">Step</text:span></text:span><text:span text:style-name="Source_20_Text"><text:span text:style-name="T7">2</text:span></text:span><text:span text:style-name="Source_20_Text"><text:span text:style-name="T6">:</text:span></text:span><text:span text:style-name="Source_20_Text"><text:span text:style-name="T5"> Install turtlebot packages</text:span></text:span></text:p>
      <text:p text:style-name="P13"><text:span text:style-name="Source_20_Text"/></text:p>
      <text:p text:style-name="P13"><text:span text:style-name="Source_20_Text">cd ~/catkin_ws/src/</text:span></text:p>
      <text:p text:style-name="Preformatted_20_Text"><text:span text:style-name="Source_20_Text">git clone https://github.com/ROBOTIS-GIT/turtlebot3_msgs.git</text:span></text:p>
      <text:p text:style-name="Preformatted_20_Text"><text:span text:style-name="Source_20_Text">git clone https://github.com/ROBOTIS-GIT/turtlebot3.git</text:span></text:p>
      <text:p text:style-name="P2"><text:span text:style-name="Source_20_Text">cd ~/catkin_ws &amp;&amp; catkin_make</text:span></text:p>
      <text:p text:style-name="P13"><text:span text:style-name="Source_20_Text"/></text:p>
      <text:p text:style-name="P8"><text:span text:style-name="Source_20_Text"><text:span text:style-name="T6">Step</text:span></text:span><text:span text:style-name="Source_20_Text"><text:span text:style-name="T7">3</text:span></text:span><text:span text:style-name="Source_20_Text"><text:span text:style-name="T6">:</text:span></text:span><text:span text:style-name="Source_20_Text"><text:span text:style-name="T5"> Install turtlebot <text:s/>simulation packages</text:span></text:span></text:p>
      <text:p text:style-name="P13"><text:span text:style-name="Source_20_Text"/></text:p>
      <text:p text:style-name="P13"><text:span text:style-name="Source_20_Text"><text:span text:style-name="T13">c</text:span></text:span><text:span text:style-name="Source_20_Text">d ~/catkin_ws/src/</text:span></text:p>
      <text:p text:style-name="P13"><text:span text:style-name="Source_20_Text">git clone https://github.com/ROBOTIS-GIT/turtlebot3_simulations.git</text:span></text:p>
      <text:p text:style-name="P2"><text:span text:style-name="Source_20_Text">cd ~/catkin_ws &amp;&amp; catkin_make</text:span></text:p>
      <text:p text:style-name="P2"><text:span text:style-name="Source_20_Text"/></text:p>
      <text:p text:style-name="P10"><text:span text:style-name="Source_20_Text">source /home/</text:span><text:span text:style-name="Source_20_Text"><text:span text:style-name="T14">learningbee</text:span></text:span><text:span text:style-name="Source_20_Text">/catkin_ws/devel/setup.bash</text:span></text:p>
      <text:p text:style-name="P9"><text:span text:style-name="Source_20_Text"><text:span text:style-name="T9">PJT1</text:span></text:span><text:span text:style-name="Source_20_Text"><text:span text:style-name="T8">: </text:span></text:span><text:span text:style-name="Source_20_Text"><text:span text:style-name="T10">Map generation (SLAM)</text:span></text:span></text:p>
      <text:p text:style-name="P4"><text:span text:style-name="Source_20_Text"><text:span text:style-name="T1">T1</text:span></text:span></text:p>
      <text:p text:style-name="P4"><text:span text:style-name="Source_20_Text">export TURTLEBOT3_MODEL=waffle_pi</text:span></text:p>
      <text:p text:style-name="P4"><text:span text:style-name="Source_20_Text">roslaunch turtlebot3_gazebo turtlebot3_world.launch</text:span></text:p>
      <text:p text:style-name="P4"><text:span text:style-name="Source_20_Text"><text:span text:style-name="T2">T2</text:span></text:span></text:p>
      <text:p text:style-name="P4"><text:span text:style-name="Source_20_Text">export TURTLEBOT3_MODEL=waffle_pi</text:span></text:p>
      <text:p text:style-name="P4"><text:span text:style-name="Source_20_Text">roslaunch turtlebot3_slam turtlebot3_slam.launch slam_methods:=gmapping</text:span></text:p>
      <text:p text:style-name="P5"><text:span text:style-name="Source_20_Text"><text:span text:style-name="T3">T3</text:span></text:span></text:p>
      <text:p text:style-name="P5"><text:bookmark-start text:name="__DdeLink__750_141221224"/><text:span text:style-name="Source_20_Text">export TURTLEBOT3_MODEL=waffle_pi</text:span></text:p>
      <text:p text:style-name="P5"><text:span text:style-name="Source_20_Text">roslaunch turtlebot3_teleop turtlebot3_teleop_key.launch</text:span><text:bookmark-end text:name="__DdeLink__750_141221224"/></text:p>
      <text:p text:style-name="P6"><text:span text:style-name="Source_20_Text"><text:span text:style-name="T4">T4</text:span></text:span></text:p>
      <text:p text:style-name="P5"><text:span text:style-name="Source_20_Text">rosrun map_server map_saver -f ~/map</text:span></text:p>
      <text:p text:style-name="P5"/>
      <text:p text:style-name="P5"/>
      <text:p text:style-name="P11"><text:soft-page-break/><text:span text:style-name="Source_20_Text"><text:span text:style-name="T9">PJT</text:span></text:span><text:span text:style-name="Source_20_Text"><text:span text:style-name="T11">2</text:span></text:span><text:span text:style-name="Source_20_Text"><text:span text:style-name="T8">: </text:span></text:span><text:span text:style-name="Source_20_Text"><text:span text:style-name="T11">Naviagation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5">T1</text:span></text:span></text:p>
      <text:p text:style-name="P6"><text:span text:style-name="Source_20_Text">export TURTLEBOT3_MODEL=waffle_pi</text:span></text:p>
      <text:p text:style-name="P5"><text:span text:style-name="Source_20_Text">roslaunch turtlebot3_gazebo turtlebot3_world.launch</text:span></text:p>
      <text:p text:style-name="P12"><text:span text:style-name="Source_20_Text"/></text:p>
      <text:p text:style-name="P12"><text:span text:style-name="Source_20_Text"><text:span text:style-name="T15">T2</text:span></text:span></text:p>
      <text:p text:style-name="P6"><text:span text:style-name="Source_20_Text">export TURTLEBOT3_MODEL=waffle_pi</text:span></text:p>
      <text:p text:style-name="P5"><text:bookmark-start text:name="__DdeLink__43_1657423099"/><text:span text:style-name="Source_20_Text">roslaunch turtlebot3_navigation turtlebot3_navigation.launch map_file:=$HOME/map.yaml</text:span></text:p>
      <text:p text:style-name="P1"><text:bookmark-end text:name="__DdeLink__43_1657423099"/><text:span text:style-name="Source_20_Text"/></text:p>
      <text:p text:style-name="P5"><text:span text:style-name="Source_20_Text"/></text:p>
      <text:p text:style-name="P5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3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oft-page-break/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3:11:18.257382269</meta:creation-date>
    <dc:date>2018-11-27T01:18:53.426274132</dc:date>
    <meta:editing-duration>PT21H49M41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107" meta:character-count="1593" meta:non-whitespace-character-count="1516"/>
  </office:meta>
</office:document-meta>
</file>